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711cm" fo:margin-left="-0.199cm" table:align="left" style:writing-mode="lr-tb"/>
    </style:style>
    <style:style style:name="Tabla1.A" style:family="table-column">
      <style:table-column-properties style:column-width="4.942cm"/>
    </style:style>
    <style:style style:name="Tabla1.B" style:family="table-column">
      <style:table-column-properties style:column-width="1.734cm"/>
    </style:style>
    <style:style style:name="Tabla1.C" style:family="table-column">
      <style:table-column-properties style:column-width="3.016cm"/>
    </style:style>
    <style:style style:name="Tabla1.D" style:family="table-column">
      <style:table-column-properties style:column-width="6.018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-1.245cm" fo:margin-right="0cm" fo:text-indent="0cm" style:auto-text-indent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9" style:family="paragraph" style:parent-style-name="Standard">
      <style:paragraph-properties style:snap-to-layout-grid="false"/>
      <style:text-properties fo:font-weight="bold" style:font-weight-asian="bold"/>
    </style:style>
    <style:style style:name="P10" style:family="paragraph" style:parent-style-name="Standard">
      <style:paragraph-properties style:snap-to-layout-grid="false"/>
    </style:style>
    <style:style style:name="P11" style:family="paragraph" style:parent-style-name="Standard">
      <style:paragraph-properties fo:text-align="center" style:justify-single-word="false" style:snap-to-layout-grid="false"/>
    </style:style>
    <style:style style:name="P12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name-complex="Calibri" style:font-size-complex="14pt"/>
    </style:style>
    <style:style style:name="T4" style:family="text">
      <style:text-properties style:font-name-complex="Calibri"/>
    </style:style>
    <style:style style:name="T5" style:family="text">
      <style:text-properties fo:font-weight="bold" style:font-weight-asian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1cm" fo:text-indent="-0.635cm" fo:margin-left="8.8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76cm" fo:text-indent="-0.635cm" fo:margin-left="9.47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1cm" fo:text-indent="-0.635cm" fo:margin-left="8.8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76cm" fo:text-indent="-0.635cm" fo:margin-left="9.47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1cm" fo:text-indent="-0.635cm" fo:margin-left="8.8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76cm" fo:text-indent="-0.635cm" fo:margin-left="9.47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1cm" fo:text-indent="-0.635cm" fo:margin-left="8.8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76cm" fo:text-indent="-0.635cm" fo:margin-left="9.47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1cm" fo:text-indent="-0.635cm" fo:margin-left="8.8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76cm" fo:text-indent="-0.635cm" fo:margin-left="9.47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Referencia_20_intensa"><text:span text:style-name="T2">DESCRIPCIÓN</text:span></text:span><text:span text:style-name="Referencia_20_intensa"><text:span text:style-name="T3"> <text:s/></text:span></text:span><text:span text:style-name="Referencia_20_intensa"><text:span text:style-name="T2">DE</text:span></text:span><text:span text:style-name="Referencia_20_intensa"><text:span text:style-name="T3"> <text:s/></text:span></text:span><text:span text:style-name="Referencia_20_intensa"><text:span text:style-name="T2">UN</text:span></text:span><text:span text:style-name="Referencia_20_intensa"><text:span text:style-name="T3"> </text:span></text:span><text:span text:style-name="Referencia_20_intensa"><text:span text:style-name="T2">CASOS</text:span></text:span><text:span text:style-name="Referencia_20_intensa"><text:span text:style-name="T3"> </text:span></text:span><text:span text:style-name="Referencia_20_intensa"><text:span text:style-name="T2">DE</text:span></text:span><text:span text:style-name="Referencia_20_intensa"><text:span text:style-name="T3"> </text:span></text:span><text:span text:style-name="Referencia_20_intensa"><text:span text:style-name="T2">USOS</text:span></text:span></text:p>
      <text:p text:style-name="P7">08/03/2012<text:span text:style-name="T4"> </text:span>V0.1</text:p>
      <text:p text:style-name="P7"/>
      <text:p text:style-name="P7">CONTROL<text:span text:style-name="T4"> </text:span>DE<text:span text:style-name="T4"> </text:span>REVISIONES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8">Autor</text:p>
          </table:table-cell>
          <table:table-cell table:style-name="Tabla1.A1" office:value-type="string">
            <text:p text:style-name="P8">Versión</text:p>
          </table:table-cell>
          <table:table-cell table:style-name="Tabla1.A1" office:value-type="string">
            <text:p text:style-name="P8">Fecha</text:p>
          </table:table-cell>
          <table:table-cell table:style-name="Tabla1.D1" office:value-type="string">
            <text:p text:style-name="P8">Comentario</text:p>
          </table:table-cell>
        </table:table-row>
        <table:table-row table:style-name="Tabla1.1">
          <table:table-cell table:style-name="Tabla1.A1" office:value-type="string">
            <text:p text:style-name="P10">Víctor Cabezas Lucena</text:p>
          </table:table-cell>
          <table:table-cell table:style-name="Tabla1.A1" office:value-type="string">
            <text:p text:style-name="P11">0.1</text:p>
          </table:table-cell>
          <table:table-cell table:style-name="Tabla1.A1" office:value-type="string">
            <text:p text:style-name="P11">8/3/2012</text:p>
          </table:table-cell>
          <table:table-cell table:style-name="Tabla1.D1" office:value-type="string">
            <text:p text:style-name="P11">Versión<text:span text:style-name="T4"> </text:span>inicial</text:p>
          </table:table-cell>
        </table:table-row>
        <table:table-row table:style-name="Tabla1.1"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1"/>
          </table:table-cell>
          <table:table-cell table:style-name="Tabla1.D1" office:value-type="string">
            <text:p text:style-name="P11"/>
          </table:table-cell>
        </table:table-row>
        <table:table-row table:style-name="Tabla1.1"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1"/>
          </table:table-cell>
          <table:table-cell table:style-name="Tabla1.D1" office:value-type="string">
            <text:p text:style-name="P11"/>
          </table:table-cell>
        </table:table-row>
        <table:table-row table:style-name="Tabla1.1"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1"/>
          </table:table-cell>
          <table:table-cell table:style-name="Tabla1.D1" office:value-type="string">
            <text:p text:style-name="P11"/>
          </table:table-cell>
        </table:table-row>
        <table:table-row table:style-name="Tabla1.1"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1"/>
          </table:table-cell>
          <table:table-cell table:style-name="Tabla1.D1" office:value-type="string">
            <text:p text:style-name="P11"/>
          </table:table-cell>
        </table:table-row>
        <table:table-row table:style-name="Tabla1.1"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1"/>
          </table:table-cell>
          <table:table-cell table:style-name="Tabla1.D1" office:value-type="string">
            <text:p text:style-name="P11"/>
          </table:table-cell>
        </table:table-row>
        <table:table-row table:style-name="Tabla1.1"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1"/>
          </table:table-cell>
          <table:table-cell table:style-name="Tabla1.D1" office:value-type="string">
            <text:p text:style-name="P1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Hechos los casos de uso, os explico brevemente como los he pensado:</text:p>
      <text:p text:style-name="Standard"><text:tab/>Dado que todos son personas (excepto las empresas, pero se consideran lo mismo) tienen los mismos casos de uso, dar de alta, dar de baja, modificar datos, y consultarlos.</text:p>
      <text:p text:style-name="Standard"><text:tab/>Excepto para socio, todas estas acciones son llevadas a cabo a través del trabajador, pero cada <text:span text:style-name="T1">tipo</text:span> de persona tenga dicho caso de uso ya que es el <text:span text:style-name="T1">tipo</text:span> el que lo inicia.</text:p>
      <text:p text:style-name="Standard"><text:tab/>En el diagrama de paquetes, el paquete de gestión de trabajadores, hace uso de todos los demas, ya que los trabajadores son los que interactuan con el sistema, y el resto de actores solamente solicita que se realice una accion sobre sus datos en el sistema.</text:p>
      <text:p text:style-name="Standard"/>
      <text:p text:style-name="Standard"><text:tab/>No he incluido nada relacionado con las donaciones, pues esto pertenece a otra iteración.</text:p>
      <text:p text:style-name="Standard"/>
      <text:p text:style-name="Standard">Creo que con esto ya podeis trabajar los demás.</text:p>
      <text:p text:style-name="Standard">Si teneis alguna duda sobre el trabajo que he realizado preguntad cuanto antes, ya que puede que no lo entendais o que yo haya hecho algo mal.</text:p>
      <text:p text:style-name="Standard"/>
      <text:p text:style-name="Standard">Aquí os pongo los diagramas para que podais trabajar más fácilmente sobre este documento:</text:p>
      <text:p text:style-name="Standard"><text:tab/>Trabajador:</text:p>
      <text:list xml:id="list36347091" text:style-name="L1">
        <text:list-item>
          <text:p text:style-name="P2">Dar alta</text:p>
        </text:list-item>
        <text:list-item>
          <text:p text:style-name="P2">Dar baja</text:p>
        </text:list-item>
        <text:list-item>
          <text:p text:style-name="P2">Modificar Datos</text:p>
        </text:list-item>
        <text:list-item>
          <text:p text:style-name="P2">Consultar Datos</text:p>
        </text:list-item>
        <text:list-item>
          <text:p text:style-name="P2">Realizar Actuación</text:p>
        </text:list-item>
        <text:list-item>
          <text:p text:style-name="P2">Iniciar Sesión</text:p>
        </text:list-item>
      </text:list>
      <text:p text:style-name="P1"><text:tab/><text:tab/>Pongo realizar actuación, pues hay que anotar en el sistema lo que realiza cada trabajador.</text:p>
      <text:p text:style-name="P1"/>
      <text:p text:style-name="Standard"><text:tab/>Socio: </text:p>
      <text:list xml:id="list36322245" text:style-name="L2">
        <text:list-item>
          <text:p text:style-name="P3">Dar alta</text:p>
        </text:list-item>
        <text:list-item>
          <text:p text:style-name="P3">Dar baja</text:p>
        </text:list-item>
        <text:list-item>
          <text:p text:style-name="P3">Modificar Datos</text:p>
        </text:list-item>
        <text:list-item>
          <text:p text:style-name="P3">Consultar Datos</text:p>
        </text:list-item>
        <text:list-item>
          <text:p text:style-name="P3">Dar baja presencial[pedro:no la entiendo, si es presencial entonces es la misma baja que arriba]</text:p>
        </text:list-item>
        <text:list-item>
          <text:p text:style-name="P3">Dar baja movil (a traves de la aplicación móvil)</text:p>
        </text:list-item>
        <text:list-item>
          <text:p text:style-name="P3">Modificar Datos presencial[pedro: no la entiendo, si es presencial entonces es la misma baja que arriba]</text:p>
        </text:list-item>
        <text:list-item>
          <text:p text:style-name="P3">Modificar Datos movil</text:p>
        </text:list-item>
        <text:list-item>
          <text:p text:style-name="P3">Consultar donaciones por trabajador en oficina</text:p>
        </text:list-item>
        <text:list-item>
          <text:p text:style-name="P3">Consultar donaciones por socio en app móvil</text:p>
          <text:p text:style-name="P3"/>
        </text:list-item>
      </text:list>
      <text:p text:style-name="Standard"><text:tab/>Colaborador</text:p>
      <text:list xml:id="list36338070" text:style-name="L3">
        <text:list-item>
          <text:p text:style-name="P4">Dar alta</text:p>
        </text:list-item>
        <text:list-item>
          <text:p text:style-name="P4">Dar baja</text:p>
        </text:list-item>
        <text:list-item>
          <text:p text:style-name="P4">Modificar Datos</text:p>
        </text:list-item>
        <text:list-item>
          <text:p text:style-name="P4">Consultar Datos</text:p>
          <text:p text:style-name="P4"/>
        </text:list-item>
      </text:list>
      <text:p text:style-name="Standard"><text:tab/>Empresa:</text:p>
      <text:list xml:id="list36345125" text:style-name="L4">
        <text:list-item>
          <text:p text:style-name="P5">Dar alta</text:p>
        </text:list-item>
      </text:list>
      <text:list xml:id="list36536421" text:continue-list="list36338070" text:style-name="L3">
        <text:list-item>
          <text:p text:style-name="P4">Dar baja</text:p>
        </text:list-item>
        <text:list-item>
          <text:p text:style-name="P4">Modificar Datos</text:p>
        </text:list-item>
        <text:list-item>
          <text:p text:style-name="P4">Consultar Datos</text:p>
          <text:p text:style-name="P4"><text:soft-page-break/></text:p>
        </text:list-item>
      </text:list>
      <text:p text:style-name="Standard"><text:tab/>Beneficiario:</text:p>
      <text:list xml:id="list36504867" text:continue-list="list36345125" text:style-name="L4">
        <text:list-item>
          <text:p text:style-name="P5">Dar alta</text:p>
        </text:list-item>
      </text:list>
      <text:list xml:id="list36344996" text:style-name="L5">
        <text:list-item>
          <text:p text:style-name="P6">Dar baja</text:p>
        </text:list-item>
        <text:list-item>
          <text:p text:style-name="P6">Modificar Datos</text:p>
        </text:list-item>
        <text:list-item>
          <text:p text:style-name="P6">Consultar Datos</text:p>
        </text:list-item>
        <text:list-item>
          <text:p text:style-name="P6">Realizar anotacion</text:p>
        </text:list-item>
        <text:list-item>
          <text:p text:style-name="P6">Anotar actuación</text:p>
        </text:list-item>
        <text:list-item>
          <text:p text:style-name="P6">Anotar anomalía</text:p>
        </text:list-item>
      </text:list>
      <text:p text:style-name="Standard"><text:tab/>Realizar anotacion se refiere a cuando se le da algo al beneficiario(ropa, comida, dinero) y tambien a anotaciones que no tienen nada que ver con las anteriores.</text:p>
      <text:p text:style-name="Standard"><text:tab/><text:tab/></text:p>
      <text:p text:style-name="Standard">Los donantes anónimos, se trataran como un tipo especial de colaboradores, por eso no los he reflejado en los casos de u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Referencia_20_intensa" style:display-name="Referencia intensa" style:family="tex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2M11S</meta:editing-duration>
    <meta:editing-cycles>6</meta:editing-cycles>
    <meta:generator>LibreOffice/3.4$Win32 LibreOffice_project/340m1$Build-402</meta:generator>
    <dc:date>2012-03-12T16:38:42.88</dc:date>
    <meta:document-statistic meta:table-count="1" meta:image-count="0" meta:object-count="0" meta:page-count="3" meta:paragraph-count="59" meta:word-count="412" meta:character-count="2314" meta:non-whitespace-character-count="1974"/>
    <meta:user-defined meta:name="Info 1"/>
    <meta:user-defined meta:name="Info 2"/>
    <meta:user-defined meta:name="Info 3"/>
    <meta:user-defined meta:name="Info 4"/>
  </office:meta>
</office:document-meta>
</file>